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78.54pt" svg:y="53.46pt">
            <draw:object draw:notify-on-update-of-ranges="Sheet1.B7:Sheet1.B7 Sheet1.B8:Sheet1.B14 Sheet1.C7:Sheet1.C7 Sheet1.C8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28.49pt" svg:y="339.56pt">
            <draw:object draw:notify-on-update-of-ranges="Sheet1.B8:Sheet1.B1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10328" calcext:value-type="float">
            <text:p>10328</text:p>
          </table:table-cell>
          <table:table-cell office:value-type="float" office:value="4.68526840785" calcext:value-type="float">
            <text:p>4.68526840785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number-columns-repeated="101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24066" calcext:value-type="float">
            <text:p>24066</text:p>
          </table:table-cell>
          <table:table-cell office:value-type="float" office:value="4.88289547076" calcext:value-type="float">
            <text:p>4.88289547076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number-columns-repeated="1019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40462" calcext:value-type="float">
            <text:p>40462</text:p>
          </table:table-cell>
          <table:table-cell office:value-type="float" office:value="4.82120747157" calcext:value-type="float">
            <text:p>4.82120747157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number-columns-repeated="101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58877" calcext:value-type="float">
            <text:p>58877</text:p>
          </table:table-cell>
          <table:table-cell office:value-type="float" office:value="4.77824753176" calcext:value-type="float">
            <text:p>4.77824753176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number-columns-repeated="1019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103384" calcext:value-type="float">
            <text:p>103384</text:p>
          </table:table-cell>
          <table:table-cell office:value-type="float" office:value="4.77443993217" calcext:value-type="float">
            <text:p>4.7744399321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number-columns-repeated="1019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156791" calcext:value-type="float">
            <text:p>156791</text:p>
          </table:table-cell>
          <table:table-cell office:value-type="float" office:value="4.7770410507" calcext:value-type="float">
            <text:p>4.7770410507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9925" calcext:value-type="float">
            <text:p>219925</text:p>
          </table:table-cell>
          <table:table-cell office:value-type="float" office:value="4.82279753551" calcext:value-type="float">
            <text:p>4.82279753551</text:p>
          </table:table-cell>
          <table:table-cell office:value-type="float" office:value="0.00183880554894" calcext:value-type="float">
            <text:p>0.00183880554894</text:p>
          </table:table-cell>
          <table:table-cell table:formula="of:=[.D14]*1000" office:value-type="float" office:value="1.83880554894" calcext:value-type="float">
            <text:p>1.83880554894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07:44:06.649516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0T07:46:19.233945884</dc:date>
    <meta:editing-duration>PT9M12S</meta:editing-duration>
    <meta:editing-cycles>2</meta:editing-cycles>
    <meta:generator>LibreOffice/6.0.3.2$Linux_X86_64 LibreOffice_project/00m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1cm" svg:y="4.242cm" style:legend-expansion="high" chart:style-name="ch2"/>
        <chart:plot-area chart:style-name="ch3" table:cell-range-address="Sheet1.B7:Sheet1.C14" chart:data-source-has-labels="row" svg:x="0.484cm" svg:y="0.286cm" svg:width="13.061cm" svg:height="8.644cm">
          <chartooo:coordinate-region svg:x="1.396cm" svg:y="0.446cm" svg:width="11.592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14" chart:label-cell-address="Sheet1.C7:Sheet1.C7" chart:class="chart:scatter">
            <chart:domain table:cell-range-address="Sheet1.B8:Sheet1.B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4</svg:desc>
                </draw:g>
              </table:table-cell>
              <table:table-cell office:value-type="float" office:value="4.68526840785">
                <text:p>4.68526840785</text:p>
                <draw:g>
                  <svg:desc>Sheet1.C8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7770410507">
                <text:p>4.7770410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4.82279753551">
                <text:p>4.82279753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8:Sheet1.B14 Sheet1.E7:Sheet1.E14" chart:data-source-has-labels="row" svg:x="0.319cm" svg:y="0.18cm" svg:width="12.296cm" svg:height="8.645cm">
          <chartooo:coordinate-region svg:x="1.231cm" svg:y="0.341cm" svg:width="10.827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8:Sheet1.B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1.83880554894">
                <text:p>1.83880554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